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Ani" svg:font-family="Ani" style:font-pitch="variable"/>
    <style:font-face style:name="AnjaliOldLipi" svg:font-family="AnjaliOldLipi" style:font-pitch="variable"/>
    <style:font-face style:name="Gargi" svg:font-family="Gargi" style:font-pitch="variable"/>
    <style:font-face style:name="KacstOne" svg:font-family="KacstOne" style:font-pitch="variable"/>
    <style:font-face style:name="KacstPen" svg:font-family="KacstPen" style:font-pitch="variable"/>
    <style:font-face style:name="KacstQurn" svg:font-family="KacstQurn" style:font-pitch="variable"/>
    <style:font-face style:name="Kinnari" svg:font-family="Kinnari" style:font-pitch="variable"/>
    <style:font-face style:name="Padauk" svg:font-family="Padauk" style:font-pitch="variable"/>
    <style:font-face style:name="Yrsa Medium" svg:font-family="'Yrsa Medium'" style:font-pitch="variable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Noto Serif CJK SC1" svg:font-family="'Noto Serif CJK SC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Quotations">
      <style:paragraph-properties fo:text-align="center" style:justify-single-word="false"/>
      <style:text-properties fo:font-size="18pt" officeooo:rsid="00080aab" officeooo:paragraph-rsid="00080aab" style:font-size-asian="15.75pt" style:font-name-complex="Padauk" style:font-size-complex="18pt"/>
    </style:style>
    <style:style style:name="P2" style:family="paragraph" style:parent-style-name="Quotations">
      <style:paragraph-properties fo:text-align="center" style:justify-single-word="false"/>
      <style:text-properties fo:font-size="22pt" officeooo:paragraph-rsid="0006395b" style:font-size-asian="22pt" style:font-name-complex="Padauk" style:font-size-complex="22pt"/>
    </style:style>
    <style:style style:name="P3" style:family="paragraph" style:parent-style-name="Quotations">
      <style:paragraph-properties fo:text-align="end" style:justify-single-word="false"/>
      <style:text-properties style:font-name="Ani" fo:font-size="22pt" officeooo:paragraph-rsid="0006395b" style:font-size-asian="22pt" style:font-name-complex="Padauk" style:font-size-complex="22pt"/>
    </style:style>
    <style:style style:name="P4" style:family="paragraph" style:parent-style-name="Quotations">
      <style:paragraph-properties fo:margin-left="0in" fo:margin-right="0.3937in" fo:text-align="center" style:justify-single-word="false" fo:text-indent="0in" style:auto-text-indent="false"/>
      <style:text-properties fo:font-size="18pt" officeooo:rsid="0006395b" officeooo:paragraph-rsid="0006395b" style:font-size-asian="18pt" style:font-name-complex="Padauk" style:font-size-complex="18pt"/>
    </style:style>
    <style:style style:name="P5" style:family="paragraph" style:parent-style-name="Quotations">
      <loext:graphic-properties draw:fill="none"/>
      <style:paragraph-properties fo:margin-left="0in" fo:margin-right="0.5in" fo:margin-top="0in" fo:margin-bottom="0.1965in" loext:contextual-spacing="false" fo:text-align="center" style:justify-single-word="false" fo:text-indent="0in" style:auto-text-indent="false" fo:background-color="transparent"/>
      <style:text-properties fo:font-size="18pt" officeooo:rsid="00080aab" officeooo:paragraph-rsid="00080aab" style:font-size-asian="15.75pt" style:font-name-complex="Padauk" style:font-size-complex="18pt"/>
    </style:style>
    <style:style style:name="P6" style:family="paragraph" style:parent-style-name="Quotations" style:master-page-name="">
      <loext:graphic-properties draw:fill="none"/>
      <style:paragraph-properties fo:margin-left="0.5in" fo:margin-right="0.5in" fo:margin-top="0in" fo:margin-bottom="0.1965in" loext:contextual-spacing="false" fo:text-align="center" style:justify-single-word="false" fo:text-indent="0in" style:auto-text-indent="false" style:page-number="auto" fo:background-color="transparent"/>
      <style:text-properties fo:font-size="18pt" officeooo:rsid="00080aab" officeooo:paragraph-rsid="00080aab" style:font-size-asian="15.75pt" style:font-name-complex="Padauk" style:font-size-complex="18pt"/>
    </style:style>
    <style:style style:name="P7" style:family="paragraph" style:parent-style-name="Quotations" style:master-page-name="">
      <loext:graphic-properties draw:fill="none"/>
      <style:paragraph-properties fo:margin-left="0in" fo:margin-right="0.3118in" fo:margin-top="0in" fo:margin-bottom="0.1965in" loext:contextual-spacing="false" fo:text-align="center" style:justify-single-word="false" fo:text-indent="0in" style:auto-text-indent="false" style:page-number="auto" fo:background-color="transparent">
        <style:tab-stops>
          <style:tab-stop style:position="6.1252in"/>
        </style:tab-stops>
      </style:paragraph-properties>
      <style:text-properties fo:font-size="20pt" officeooo:rsid="0009ba50" officeooo:paragraph-rsid="0009ba50" style:font-size-asian="17.5pt" style:font-name-complex="KacstQurn" style:font-size-complex="20pt"/>
    </style:style>
    <style:style style:name="P8" style:family="paragraph" style:parent-style-name="Quotations">
      <loext:graphic-properties draw:fill="none"/>
      <style:paragraph-properties fo:margin-left="0in" fo:margin-right="0.3118in" fo:margin-top="0in" fo:margin-bottom="0.1965in" loext:contextual-spacing="false" fo:text-align="end" style:justify-single-word="false" fo:text-indent="0in" style:auto-text-indent="false" fo:background-color="transparent"/>
      <style:text-properties fo:font-size="18pt" officeooo:rsid="00125d45" officeooo:paragraph-rsid="00125d45" style:font-size-asian="15.75pt" style:font-size-complex="18pt"/>
    </style:style>
    <style:style style:name="P9" style:family="paragraph" style:parent-style-name="Quotations">
      <loext:graphic-properties draw:fill="none"/>
      <style:paragraph-properties fo:margin-left="0in" fo:margin-right="0.3118in" fo:margin-top="0in" fo:margin-bottom="0.1965in" loext:contextual-spacing="false" fo:text-align="end" style:justify-single-word="false" fo:text-indent="0in" style:auto-text-indent="false" fo:background-color="transparent"/>
      <style:text-properties fo:font-size="18pt" officeooo:rsid="0016ac02" officeooo:paragraph-rsid="0016ac02" style:font-size-asian="15.75pt" style:font-size-complex="18pt"/>
    </style:style>
    <style:style style:name="P10" style:family="paragraph" style:parent-style-name="Quotations">
      <loext:graphic-properties draw:fill="none"/>
      <style:paragraph-properties fo:margin-left="0in" fo:margin-right="0.3118in" fo:margin-top="0in" fo:margin-bottom="0.1965in" loext:contextual-spacing="false" fo:text-align="end" style:justify-single-word="false" fo:text-indent="0in" style:auto-text-indent="false" fo:background-color="transparent"/>
      <style:text-properties officeooo:paragraph-rsid="001079b7"/>
    </style:style>
    <style:style style:name="P11" style:family="paragraph" style:parent-style-name="Quotations">
      <loext:graphic-properties draw:fill="none"/>
      <style:paragraph-properties fo:margin-left="0in" fo:margin-right="0.25in" fo:margin-top="0in" fo:margin-bottom="0.1965in" loext:contextual-spacing="false" fo:text-align="center" style:justify-single-word="false" fo:text-indent="0in" style:auto-text-indent="false" fo:background-color="transparent"/>
      <style:text-properties fo:font-size="20pt" officeooo:rsid="0009ba50" officeooo:paragraph-rsid="0009ba50" style:font-size-asian="17.5pt" style:font-name-complex="KacstQurn" style:font-size-complex="20pt"/>
    </style:style>
    <style:style style:name="P12" style:family="paragraph" style:parent-style-name="Quotations" style:master-page-name="">
      <loext:graphic-properties draw:fill="none"/>
      <style:paragraph-properties fo:margin-left="0.4366in" fo:margin-right="0.3118in" fo:margin-top="0in" fo:margin-bottom="0.1965in" loext:contextual-spacing="false" fo:text-align="end" style:justify-single-word="false" fo:text-indent="0in" style:auto-text-indent="false" style:page-number="auto" fo:background-color="transparent"/>
      <style:text-properties fo:font-size="18pt" officeooo:rsid="0016b347" officeooo:paragraph-rsid="0016b347" style:font-size-asian="15.75pt" style:font-size-complex="18pt"/>
    </style:style>
    <style:style style:name="P13" style:family="paragraph" style:parent-style-name="Quotations">
      <loext:graphic-properties draw:fill="none"/>
      <style:paragraph-properties fo:margin-left="0.4366in" fo:margin-right="0.3752in" fo:margin-top="0in" fo:margin-bottom="0.1965in" loext:contextual-spacing="false" fo:text-align="end" style:justify-single-word="false" fo:text-indent="0in" style:auto-text-indent="false" fo:background-color="transparent"/>
      <style:text-properties fo:font-size="18pt" officeooo:rsid="0009ba50" officeooo:paragraph-rsid="0009ba50" style:font-size-asian="15.75pt" style:font-name-complex="KacstQurn" style:font-size-complex="18pt"/>
    </style:style>
    <style:style style:name="P14" style:family="paragraph" style:parent-style-name="Quotations">
      <loext:graphic-properties draw:fill="none"/>
      <style:paragraph-properties fo:margin-left="0.4366in" fo:margin-right="0.3752in" fo:margin-top="0in" fo:margin-bottom="0.1965in" loext:contextual-spacing="false" fo:text-align="center" style:justify-single-word="false" fo:text-indent="0in" style:auto-text-indent="false" fo:background-color="transparent"/>
      <style:text-properties fo:font-size="18pt" officeooo:rsid="0009faeb" officeooo:paragraph-rsid="0009faeb" style:font-size-asian="15.75pt" style:font-name-complex="KacstQurn" style:font-size-complex="18pt"/>
    </style:style>
    <style:style style:name="P15" style:family="paragraph" style:parent-style-name="Quotations" style:master-page-name="">
      <loext:graphic-properties draw:fill="none"/>
      <style:paragraph-properties fo:margin-left="0.6866in" fo:margin-right="0.3118in" fo:margin-top="0in" fo:margin-bottom="0.1965in" loext:contextual-spacing="false" fo:text-align="end" style:justify-single-word="false" fo:text-indent="0in" style:auto-text-indent="false" style:page-number="auto" fo:background-color="transparent"/>
      <style:text-properties fo:font-size="18pt" officeooo:rsid="0009faeb" officeooo:paragraph-rsid="000b7110" style:font-size-asian="15.75pt" style:font-name-complex="KacstQurn" style:font-size-complex="18pt"/>
    </style:style>
    <style:style style:name="P16" style:family="paragraph" style:parent-style-name="Quotations">
      <loext:graphic-properties draw:fill="none"/>
      <style:paragraph-properties fo:margin-left="0.6866in" fo:margin-right="0.3118in" fo:margin-top="0in" fo:margin-bottom="0.1965in" loext:contextual-spacing="false" fo:text-align="end" style:justify-single-word="false" fo:text-indent="0in" style:auto-text-indent="false" fo:background-color="transparent"/>
      <style:text-properties fo:font-size="18pt" officeooo:rsid="0009faeb" officeooo:paragraph-rsid="000b7110" style:font-size-asian="15.75pt" style:font-name-complex="KacstQurn" style:font-size-complex="18pt"/>
    </style:style>
    <style:style style:name="P17" style:family="paragraph" style:parent-style-name="Quotations">
      <loext:graphic-properties draw:fill="none"/>
      <style:paragraph-properties fo:margin-left="0.6866in" fo:margin-right="0.3118in" fo:margin-top="0in" fo:margin-bottom="0.1965in" loext:contextual-spacing="false" fo:text-align="end" style:justify-single-word="false" fo:text-indent="0in" style:auto-text-indent="false" fo:background-color="transparent"/>
      <style:text-properties fo:font-size="18pt" officeooo:rsid="000b9d05" officeooo:paragraph-rsid="000b9d05" style:font-size-asian="15.75pt" style:font-name-complex="KacstQurn" style:font-size-complex="18pt"/>
    </style:style>
    <style:style style:name="P18" style:family="paragraph" style:parent-style-name="Quotations">
      <loext:graphic-properties draw:fill="none"/>
      <style:paragraph-properties fo:margin-left="0.6866in" fo:margin-right="0.3118in" fo:margin-top="0in" fo:margin-bottom="0.1965in" loext:contextual-spacing="false" fo:text-align="end" style:justify-single-word="false" fo:text-indent="0in" style:auto-text-indent="false" fo:background-color="transparent"/>
      <style:text-properties fo:font-size="18pt" officeooo:rsid="000d97a4" officeooo:paragraph-rsid="000f04cd" style:font-size-asian="15.75pt" style:font-name-complex="KacstQurn" style:font-size-complex="18pt"/>
    </style:style>
    <style:style style:name="P19" style:family="paragraph" style:parent-style-name="Quotations">
      <loext:graphic-properties draw:fill="none"/>
      <style:paragraph-properties fo:margin-left="0.6866in" fo:margin-right="0.3118in" fo:margin-top="0in" fo:margin-bottom="0.1965in" loext:contextual-spacing="false" fo:text-align="end" style:justify-single-word="false" fo:text-indent="0in" style:auto-text-indent="false" fo:background-color="transparent"/>
      <style:text-properties fo:font-size="18pt" officeooo:rsid="000f04cd" officeooo:paragraph-rsid="000f04cd" style:font-size-asian="15.75pt" style:font-name-complex="KacstQurn" style:font-size-complex="18pt"/>
    </style:style>
    <style:style style:name="P20" style:family="paragraph" style:parent-style-name="Quotations">
      <loext:graphic-properties draw:fill="none"/>
      <style:paragraph-properties fo:margin-left="0.6866in" fo:margin-right="0.3118in" fo:margin-top="0in" fo:margin-bottom="0.1965in" loext:contextual-spacing="false" fo:text-align="start" style:justify-single-word="false" fo:text-indent="0in" style:auto-text-indent="false" fo:background-color="transparent"/>
      <style:text-properties fo:font-size="18pt" officeooo:rsid="000f04cd" officeooo:paragraph-rsid="000f04cd" style:font-size-asian="15.75pt" style:font-name-complex="KacstQurn" style:font-size-complex="18pt"/>
    </style:style>
    <style:style style:name="P21" style:family="paragraph" style:parent-style-name="Quotations">
      <loext:graphic-properties draw:fill="none"/>
      <style:paragraph-properties fo:margin-left="0.6866in" fo:margin-right="0.3118in" fo:margin-top="0in" fo:margin-bottom="0.1965in" loext:contextual-spacing="false" fo:text-align="center" style:justify-single-word="false" fo:text-indent="0in" style:auto-text-indent="false" fo:background-color="transparent"/>
      <style:text-properties fo:color="#ff0000" fo:font-size="18pt" officeooo:rsid="000b7110" officeooo:paragraph-rsid="000b7110" style:font-size-asian="15.75pt" style:font-name-complex="KacstQurn" style:font-size-complex="18pt"/>
    </style:style>
    <style:style style:name="P22" style:family="paragraph" style:parent-style-name="Quotations">
      <loext:graphic-properties draw:fill="none"/>
      <style:paragraph-properties fo:margin-left="0.6866in" fo:margin-right="0.3118in" fo:margin-top="0in" fo:margin-bottom="0.1965in" loext:contextual-spacing="false" fo:text-align="start" style:justify-single-word="false" fo:text-indent="0in" style:auto-text-indent="false" fo:background-color="transparent"/>
      <style:text-properties fo:color="#3465a4" fo:font-size="20pt" officeooo:rsid="000b9d05" officeooo:paragraph-rsid="000b9d05" style:font-size-asian="17.5pt" style:font-name-complex="KacstQurn" style:font-size-complex="20pt"/>
    </style:style>
    <style:style style:name="P23" style:family="paragraph" style:parent-style-name="Quotations">
      <loext:graphic-properties draw:fill="none"/>
      <style:paragraph-properties fo:margin-left="0.6866in" fo:margin-right="0.3118in" fo:margin-top="0in" fo:margin-bottom="0.1965in" loext:contextual-spacing="false" fo:text-align="end" style:justify-single-word="false" fo:text-indent="0in" style:auto-text-indent="false" fo:background-color="transparent"/>
      <style:text-properties fo:color="#000000" fo:font-size="18pt" officeooo:rsid="000b9d05" officeooo:paragraph-rsid="000d97a4" style:font-size-asian="15.75pt" style:font-name-complex="KacstQurn" style:font-size-complex="18pt"/>
    </style:style>
    <style:style style:name="P24" style:family="paragraph" style:parent-style-name="Quotations" style:master-page-name="">
      <loext:graphic-properties draw:fill="none"/>
      <style:paragraph-properties fo:margin-left="0.3118in" fo:margin-right="0.3118in" fo:margin-top="0in" fo:margin-bottom="0.1965in" loext:contextual-spacing="false" fo:text-align="start" style:justify-single-word="false" fo:text-indent="0in" style:auto-text-indent="false" style:page-number="auto" fo:background-color="transparent"/>
      <style:text-properties fo:font-size="18pt" officeooo:rsid="00107aa0" officeooo:paragraph-rsid="00107aa0" style:font-size-asian="15.75pt" style:font-size-complex="18pt"/>
    </style:style>
    <style:style style:name="P25" style:family="paragraph" style:parent-style-name="Quotations">
      <loext:graphic-properties draw:fill="none"/>
      <style:paragraph-properties fo:margin-left="0.3118in" fo:margin-right="0.3118in" fo:margin-top="0in" fo:margin-bottom="0.1965in" loext:contextual-spacing="false" fo:text-align="start" style:justify-single-word="false" fo:text-indent="0in" style:auto-text-indent="false" fo:background-color="transparent"/>
      <style:text-properties fo:font-size="18pt" officeooo:rsid="00107aa0" officeooo:paragraph-rsid="00107aa0" style:font-size-asian="15.75pt" style:font-size-complex="18pt"/>
    </style:style>
    <style:style style:name="P26" style:family="paragraph" style:parent-style-name="Quotations">
      <loext:graphic-properties draw:fill="none"/>
      <style:paragraph-properties fo:margin-left="0.5in" fo:margin-right="0.3118in" fo:margin-top="0in" fo:margin-bottom="0.1965in" loext:contextual-spacing="false" fo:text-align="start" style:justify-single-word="false" fo:text-indent="0in" style:auto-text-indent="false" fo:background-color="transparent"/>
      <style:text-properties officeooo:paragraph-rsid="001079b7"/>
    </style:style>
    <style:style style:name="P27" style:family="paragraph" style:parent-style-name="Quotations" style:master-page-name="">
      <loext:graphic-properties draw:fill="none"/>
      <style:paragraph-properties fo:margin-left="0.5in" fo:margin-right="0.3118in" fo:margin-top="0in" fo:margin-bottom="0.1965in" loext:contextual-spacing="false" fo:text-align="end" style:justify-single-word="false" fo:text-indent="-0.1866in" style:auto-text-indent="false" style:page-number="auto" fo:background-color="transparent"/>
      <style:text-properties officeooo:rsid="00107aa0" officeooo:paragraph-rsid="00107aa0"/>
    </style:style>
    <style:style style:name="P28" style:family="paragraph" style:parent-style-name="Quotations">
      <loext:graphic-properties draw:fill="none"/>
      <style:paragraph-properties fo:margin-left="0.5in" fo:margin-right="0.3118in" fo:margin-top="0in" fo:margin-bottom="0.1965in" loext:contextual-spacing="false" fo:text-align="end" style:justify-single-word="false" fo:text-indent="-0.1866in" style:auto-text-indent="false" fo:background-color="transparent"/>
      <style:text-properties officeooo:rsid="00107aa0" officeooo:paragraph-rsid="00107aa0"/>
    </style:style>
    <style:style style:name="P29" style:family="paragraph" style:parent-style-name="Quotations">
      <loext:graphic-properties draw:fill="none"/>
      <style:paragraph-properties fo:margin-left="0.5in" fo:margin-right="0.3118in" fo:margin-top="0in" fo:margin-bottom="0.1965in" loext:contextual-spacing="false" fo:text-align="start" style:justify-single-word="false" fo:text-indent="-0.1866in" style:auto-text-indent="false" fo:background-color="transparent"/>
      <style:text-properties fo:font-size="18pt" officeooo:rsid="00107aa0" officeooo:paragraph-rsid="00107aa0" style:font-size-asian="15.75pt" style:font-size-complex="18pt"/>
    </style:style>
    <style:style style:name="P30" style:family="paragraph" style:parent-style-name="Quotations">
      <loext:graphic-properties draw:fill="none"/>
      <style:paragraph-properties fo:margin-left="0.5in" fo:margin-right="0.3118in" fo:margin-top="0in" fo:margin-bottom="0.1965in" loext:contextual-spacing="false" fo:text-align="end" style:justify-single-word="false" fo:text-indent="-0.1866in" style:auto-text-indent="false" fo:background-color="transparent"/>
      <style:text-properties fo:font-size="18pt" officeooo:rsid="00107aa0" officeooo:paragraph-rsid="00107aa0" style:font-size-asian="15.75pt" style:font-size-complex="18pt"/>
    </style:style>
    <style:style style:name="P31" style:family="paragraph" style:parent-style-name="Quotations">
      <loext:graphic-properties draw:fill="none"/>
      <style:paragraph-properties fo:margin-left="0.3134in" fo:margin-right="0.3118in" fo:margin-top="0in" fo:margin-bottom="0.1965in" loext:contextual-spacing="false" fo:text-align="end" style:justify-single-word="false" fo:text-indent="0in" style:auto-text-indent="false" fo:background-color="transparent"/>
      <style:text-properties fo:font-size="18pt" officeooo:rsid="00107aa0" officeooo:paragraph-rsid="00107aa0" style:font-size-asian="15.75pt" style:font-size-complex="18pt"/>
    </style:style>
    <style:style style:name="P32" style:family="paragraph" style:parent-style-name="Quotations">
      <loext:graphic-properties draw:fill="none"/>
      <style:paragraph-properties fo:margin-left="0.3134in" fo:margin-right="0.3118in" fo:margin-top="0in" fo:margin-bottom="0.1965in" loext:contextual-spacing="false" fo:text-align="start" style:justify-single-word="false" fo:text-indent="0in" style:auto-text-indent="false" fo:background-color="transparent"/>
      <style:text-properties fo:font-size="18pt" officeooo:rsid="00107aa0" officeooo:paragraph-rsid="00107aa0" style:font-size-asian="15.75pt" style:font-size-complex="18pt"/>
    </style:style>
    <style:style style:name="P33" style:family="paragraph" style:parent-style-name="Quotations">
      <loext:graphic-properties draw:fill="none"/>
      <style:paragraph-properties fo:margin-left="0.3752in" fo:margin-right="0.3118in" fo:margin-top="0in" fo:margin-bottom="0.1965in" loext:contextual-spacing="false" fo:text-align="end" style:justify-single-word="false" fo:text-indent="0in" style:auto-text-indent="false" fo:background-color="transparent"/>
      <style:text-properties officeooo:rsid="00107aa0" officeooo:paragraph-rsid="00107aa0"/>
    </style:style>
    <style:style style:name="P34" style:family="paragraph" style:parent-style-name="Quotations">
      <loext:graphic-properties draw:fill="none"/>
      <style:paragraph-properties fo:margin-left="0.3752in" fo:margin-right="0.3118in" fo:margin-top="0in" fo:margin-bottom="0.1965in" loext:contextual-spacing="false" fo:text-align="end" style:justify-single-word="false" fo:text-indent="0in" style:auto-text-indent="false" fo:background-color="transparent"/>
      <style:text-properties fo:font-size="18pt" officeooo:rsid="00123431" officeooo:paragraph-rsid="00123431" style:font-size-asian="15.75pt" style:font-size-complex="18pt"/>
    </style:style>
    <style:style style:name="P35" style:family="paragraph" style:parent-style-name="Quotations">
      <loext:graphic-properties draw:fill="none"/>
      <style:paragraph-properties fo:margin-left="0.3752in" fo:margin-right="0.3118in" fo:margin-top="0in" fo:margin-bottom="0.1965in" loext:contextual-spacing="false" fo:text-align="start" style:justify-single-word="false" fo:text-indent="0in" style:auto-text-indent="false" fo:background-color="transparent"/>
      <style:text-properties fo:font-size="18pt" officeooo:rsid="00123431" officeooo:paragraph-rsid="00123431" style:font-size-asian="15.75pt" style:font-size-complex="18pt"/>
    </style:style>
    <style:style style:name="P36" style:family="paragraph" style:parent-style-name="Quotations">
      <loext:graphic-properties draw:fill="none"/>
      <style:paragraph-properties fo:margin-left="0.3752in" fo:margin-right="0.3118in" fo:margin-top="0in" fo:margin-bottom="0.1965in" loext:contextual-spacing="false" fo:text-align="end" style:justify-single-word="false" fo:text-indent="0in" style:auto-text-indent="false" fo:background-color="transparent"/>
      <style:text-properties fo:font-size="18pt" officeooo:rsid="00125d45" officeooo:paragraph-rsid="00125d45" style:font-size-asian="15.75pt" style:font-size-complex="18pt"/>
    </style:style>
    <style:style style:name="P37" style:family="paragraph" style:parent-style-name="Quotations">
      <loext:graphic-properties draw:fill="none"/>
      <style:paragraph-properties fo:margin-left="0.3752in" fo:margin-right="0.3118in" fo:margin-top="0in" fo:margin-bottom="0.1965in" loext:contextual-spacing="false" fo:text-align="end" style:justify-single-word="false" fo:text-indent="0in" style:auto-text-indent="false" fo:background-color="transparent"/>
      <style:text-properties fo:font-size="18pt" officeooo:rsid="0016ac02" officeooo:paragraph-rsid="0016ac02" style:font-size-asian="15.75pt" style:font-size-complex="18pt"/>
    </style:style>
    <style:style style:name="P38" style:family="paragraph" style:parent-style-name="Quotations">
      <loext:graphic-properties draw:fill="none"/>
      <style:paragraph-properties fo:margin-left="0.3752in" fo:margin-right="0.3118in" fo:margin-top="0in" fo:margin-bottom="0.1965in" loext:contextual-spacing="false" fo:text-align="end" style:justify-single-word="false" fo:text-indent="0in" style:auto-text-indent="false" fo:background-color="transparent"/>
      <style:text-properties fo:font-size="18pt" officeooo:rsid="0016b347" officeooo:paragraph-rsid="0016b347" style:font-size-asian="15.75pt" style:font-size-complex="18pt"/>
    </style:style>
    <style:style style:name="P39" style:family="paragraph" style:parent-style-name="Quotations" style:master-page-name="">
      <loext:graphic-properties draw:fill="none"/>
      <style:paragraph-properties fo:margin-left="0.4366in" fo:margin-right="0.3118in" fo:margin-top="0in" fo:margin-bottom="0.1965in" loext:contextual-spacing="false" fo:text-align="start" style:justify-single-word="false" fo:text-indent="-0.0618in" style:auto-text-indent="false" style:page-number="auto" fo:background-color="transparent"/>
      <style:text-properties officeooo:paragraph-rsid="001079b7"/>
    </style:style>
    <style:style style:name="P40" style:family="paragraph" style:parent-style-name="Quotations">
      <loext:graphic-properties draw:fill="none"/>
      <style:paragraph-properties fo:margin-left="0.9846in" fo:margin-right="0.3118in" fo:margin-top="0in" fo:margin-bottom="0.1965in" loext:contextual-spacing="false" fo:text-align="end" style:justify-single-word="false" fo:text-indent="0in" style:auto-text-indent="false" fo:background-color="transparent"/>
      <style:text-properties fo:font-size="18pt" officeooo:rsid="0016ac02" officeooo:paragraph-rsid="0016b347" style:font-size-asian="15.75pt" style:font-size-complex="18pt"/>
    </style:style>
    <style:style style:name="P41" style:family="paragraph" style:parent-style-name="Standard">
      <style:paragraph-properties fo:text-align="center" style:justify-single-word="false"/>
      <style:text-properties fo:font-size="20pt" style:font-size-asian="20pt" style:font-name-complex="KacstQurn" style:font-size-complex="20pt"/>
    </style:style>
    <style:style style:name="P42" style:family="paragraph" style:parent-style-name="Standard">
      <style:paragraph-properties style:line-height-at-least="0.198in"/>
      <style:text-properties fo:color="#d4d4d4" style:font-name="Droid Sans Mono" fo:font-size="10.5pt" fo:font-weight="normal" fo:background-color="#1e1e1e"/>
    </style:style>
    <style:style style:name="P43" style:family="paragraph" style:parent-style-name="Standard" style:master-page-name="">
      <loext:graphic-properties draw:fill="none"/>
      <style:paragraph-properties fo:margin-left="-0.5402in" fo:margin-right="0in" fo:text-align="center" style:justify-single-word="false" fo:text-indent="0in" style:auto-text-indent="false" style:page-number="auto" fo:background-color="transparent"/>
      <style:text-properties fo:font-size="20pt" style:font-size-asian="20pt" style:font-name-complex="KacstQurn" style:font-size-complex="20pt"/>
    </style:style>
    <style:style style:name="P44" style:family="paragraph" style:parent-style-name="Standard" style:master-page-name="">
      <loext:graphic-properties draw:fill="none"/>
      <style:paragraph-properties fo:margin-left="0.3118in" fo:margin-right="0.5in" fo:text-align="end" style:justify-single-word="false" fo:text-indent="0in" style:auto-text-indent="false" style:page-number="auto" fo:background-color="transparent" fo:padding="0.0402in" fo:border="none"/>
      <style:text-properties fo:font-size="18pt" officeooo:paragraph-rsid="0009faeb" style:font-size-asian="18pt" style:font-size-complex="18pt"/>
    </style:style>
    <style:style style:name="P45" style:family="paragraph" style:parent-style-name="Standard">
      <loext:graphic-properties draw:fill="none"/>
      <style:paragraph-properties fo:margin-left="0.6866in" fo:margin-right="0.3118in" fo:margin-top="0in" fo:margin-bottom="0.1965in" loext:contextual-spacing="false" fo:text-align="start" style:justify-single-word="false" fo:text-indent="0in" style:auto-text-indent="false" fo:background-color="transparent"/>
      <style:text-properties fo:color="#d4d4d4" style:font-name="Droid Sans Mono" fo:font-size="15pt" fo:font-weight="normal" officeooo:rsid="000b9d05" officeooo:paragraph-rsid="000b9d05" fo:background-color="#1e1e1e" style:font-size-asian="15pt" style:font-name-complex="KacstQurn" style:font-size-complex="15pt"/>
    </style:style>
    <style:style style:name="P46" style:family="paragraph" style:parent-style-name="Standard">
      <loext:graphic-properties draw:fill="none"/>
      <style:paragraph-properties fo:margin-left="0.6866in" fo:margin-right="0.3118in" fo:margin-top="0in" fo:margin-bottom="0.1965in" loext:contextual-spacing="false" fo:text-align="start" style:justify-single-word="false" fo:text-indent="0in" style:auto-text-indent="false" fo:background-color="transparent"/>
      <style:text-properties fo:color="#d4d4d4" style:font-name="Droid Sans Mono" fo:font-size="15pt" fo:font-weight="normal" officeooo:rsid="0009faeb" officeooo:paragraph-rsid="000b7110" fo:background-color="#1e1e1e" style:font-size-asian="15pt" style:font-name-complex="KacstQurn" style:font-size-complex="15pt"/>
    </style:style>
    <style:style style:name="P47" style:family="paragraph" style:parent-style-name="Standard">
      <loext:graphic-properties draw:fill="none"/>
      <style:paragraph-properties fo:margin-left="0.6866in" fo:margin-right="0.3118in" fo:margin-top="0in" fo:margin-bottom="0.1965in" loext:contextual-spacing="false" fo:text-align="start" style:justify-single-word="false" fo:text-indent="0in" style:auto-text-indent="false" fo:background-color="transparent"/>
      <style:text-properties fo:color="#d4d4d4" style:font-name="Droid Sans Mono" fo:font-size="15pt" fo:font-weight="normal" officeooo:rsid="000f04cd" officeooo:paragraph-rsid="000f04cd" fo:background-color="#1e1e1e" style:font-size-asian="15pt" style:font-name-complex="KacstQurn" style:font-size-complex="15pt"/>
    </style:style>
    <style:style style:name="P48" style:family="paragraph" style:parent-style-name="Standard">
      <loext:graphic-properties draw:fill="none"/>
      <style:paragraph-properties fo:margin-left="0.5in" fo:margin-right="0.3118in" fo:margin-top="0in" fo:margin-bottom="0.1965in" loext:contextual-spacing="false" fo:text-align="start" style:justify-single-word="false" fo:text-indent="0in" style:auto-text-indent="false" fo:background-color="transparent"/>
      <style:text-properties fo:color="#d4d4d4" style:font-name="Droid Sans Mono" fo:font-size="15pt" fo:font-weight="normal" officeooo:paragraph-rsid="001079b7" fo:background-color="#1e1e1e" style:font-size-asian="15pt" style:font-size-complex="15pt"/>
    </style:style>
    <style:style style:name="P49" style:family="paragraph" style:parent-style-name="Standard" style:master-page-name="">
      <loext:graphic-properties draw:fill="none"/>
      <style:paragraph-properties fo:margin-left="0.5in" fo:margin-right="0.3118in" fo:margin-top="0in" fo:margin-bottom="0.1965in" loext:contextual-spacing="false" fo:text-align="start" style:justify-single-word="false" fo:text-indent="0in" style:auto-text-indent="false" style:page-number="auto" fo:background-color="transparent"/>
      <style:text-properties fo:color="#d4d4d4" style:font-name="Droid Sans Mono" fo:font-size="15pt" fo:font-weight="normal" officeooo:paragraph-rsid="001079b7" fo:background-color="#1e1e1e" style:font-size-asian="15pt" style:font-size-complex="15pt"/>
    </style:style>
    <style:style style:name="P50" style:family="paragraph" style:parent-style-name="Standard" style:master-page-name="">
      <loext:graphic-properties draw:fill="none"/>
      <style:paragraph-properties fo:margin-left="0.5in" fo:margin-right="0.3118in" fo:margin-top="0in" fo:margin-bottom="0.1965in" loext:contextual-spacing="false" fo:text-align="start" style:justify-single-word="false" fo:text-indent="0in" style:auto-text-indent="false" style:page-number="auto" fo:background-color="transparent"/>
      <style:text-properties fo:color="#d4d4d4" style:font-name="Droid Sans Mono" fo:font-size="15pt" fo:font-weight="normal" officeooo:paragraph-rsid="001079b7" fo:background-color="#1e1e1e" style:font-size-asian="15pt" style:font-size-complex="15pt"/>
    </style:style>
    <style:style style:name="P51" style:family="paragraph" style:parent-style-name="Standard">
      <loext:graphic-properties draw:fill="none"/>
      <style:paragraph-properties fo:margin-left="0in" fo:margin-right="0.3118in" fo:margin-top="0in" fo:margin-bottom="0.1965in" loext:contextual-spacing="false" fo:text-align="start" style:justify-single-word="false" fo:text-indent="0in" style:auto-text-indent="false" fo:background-color="transparent"/>
      <style:text-properties fo:color="#d4d4d4" style:font-name="Droid Sans Mono" fo:font-size="10.5pt" fo:font-weight="normal" officeooo:paragraph-rsid="001079b7" fo:background-color="#1e1e1e"/>
    </style:style>
    <style:style style:name="P52" style:family="paragraph" style:parent-style-name="Standard" style:master-page-name="">
      <loext:graphic-properties draw:fill="none"/>
      <style:paragraph-properties fo:margin-left="0in" fo:margin-right="0.3118in" fo:margin-top="0in" fo:margin-bottom="0.1965in" loext:contextual-spacing="false" fo:text-align="end" style:justify-single-word="false" fo:text-indent="0in" style:auto-text-indent="false" style:page-number="auto" fo:background-color="transparent"/>
      <style:text-properties fo:color="#d4d4d4" style:font-name="Droid Sans Mono" fo:font-size="18pt" fo:font-weight="normal" officeooo:rsid="000d97a4" officeooo:paragraph-rsid="000d97a4" fo:background-color="#1e1e1e" style:font-size-asian="15.75pt" style:font-name-complex="KacstQurn" style:font-size-complex="18pt"/>
    </style:style>
    <style:style style:name="P53" style:family="paragraph" style:parent-style-name="Standard">
      <loext:graphic-properties draw:fill="none"/>
      <style:paragraph-properties fo:margin-left="0.5in" fo:margin-right="0.3118in" fo:margin-top="0in" fo:margin-bottom="0.1965in" loext:contextual-spacing="false" fo:text-align="start" style:justify-single-word="false" fo:text-indent="-0.1866in" style:auto-text-indent="false" fo:background-color="transparent"/>
      <style:text-properties fo:color="#d4d4d4" style:font-name="Droid Sans Mono" fo:font-size="10.5pt" fo:font-weight="normal" officeooo:rsid="00107aa0" officeooo:paragraph-rsid="00107aa0" fo:background-color="#1e1e1e"/>
    </style:style>
    <style:style style:name="P54" style:family="paragraph" style:parent-style-name="Standard">
      <loext:graphic-properties draw:fill="none"/>
      <style:paragraph-properties fo:margin-left="0.5in" fo:margin-right="0.3118in" fo:margin-top="0in" fo:margin-bottom="0.1965in" loext:contextual-spacing="false" fo:text-align="start" style:justify-single-word="false" fo:text-indent="-0.1866in" style:auto-text-indent="false" fo:background-color="transparent"/>
      <style:text-properties fo:color="#d4d4d4" style:font-name="Droid Sans Mono" fo:font-size="15pt" fo:font-weight="normal" officeooo:rsid="00107aa0" officeooo:paragraph-rsid="00107aa0" fo:background-color="#1e1e1e" style:font-size-asian="15pt" style:font-size-complex="15pt"/>
    </style:style>
    <style:style style:name="P55" style:family="paragraph" style:parent-style-name="Standard">
      <loext:graphic-properties draw:fill="none"/>
      <style:paragraph-properties fo:margin-left="0.3134in" fo:margin-right="0.3118in" fo:margin-top="0in" fo:margin-bottom="0.1965in" loext:contextual-spacing="false" fo:text-align="start" style:justify-single-word="false" fo:text-indent="0in" style:auto-text-indent="false" fo:background-color="transparent"/>
      <style:text-properties fo:color="#d4d4d4" style:font-name="Droid Sans Mono" fo:font-size="15pt" fo:font-weight="normal" officeooo:rsid="00107aa0" officeooo:paragraph-rsid="00107aa0" fo:background-color="#1e1e1e" style:font-size-asian="15pt" style:font-size-complex="15pt"/>
    </style:style>
    <style:style style:name="P56" style:family="paragraph" style:parent-style-name="Standard">
      <loext:graphic-properties draw:fill="none"/>
      <style:paragraph-properties fo:margin-left="0.3752in" fo:margin-right="0.3118in" fo:margin-top="0in" fo:margin-bottom="0.1965in" loext:contextual-spacing="false" fo:text-align="start" style:justify-single-word="false" fo:text-indent="0in" style:auto-text-indent="false" fo:background-color="transparent"/>
      <style:text-properties fo:color="#d4d4d4" style:font-name="Droid Sans Mono" fo:font-size="15pt" fo:font-weight="normal" officeooo:paragraph-rsid="00107aa0" fo:background-color="#1e1e1e" style:font-size-asian="15pt" style:font-size-complex="15pt"/>
    </style:style>
    <style:style style:name="P57" style:family="paragraph" style:parent-style-name="Standard">
      <loext:graphic-properties draw:fill="none"/>
      <style:paragraph-properties fo:margin-left="0.3752in" fo:margin-right="0.3118in" fo:margin-top="0in" fo:margin-bottom="0.1965in" loext:contextual-spacing="false" fo:text-align="start" style:justify-single-word="false" fo:text-indent="0in" style:auto-text-indent="false" fo:background-color="transparent"/>
      <style:text-properties fo:color="#d4d4d4" style:font-name="Droid Sans Mono" fo:font-size="15pt" fo:font-weight="normal" officeooo:rsid="00123431" officeooo:paragraph-rsid="00123431" fo:background-color="#1e1e1e" style:font-size-asian="15pt" style:font-size-complex="15pt"/>
    </style:style>
    <style:style style:name="P58" style:family="paragraph" style:parent-style-name="Standard">
      <loext:graphic-properties draw:fill="none"/>
      <style:paragraph-properties fo:margin-left="0.3752in" fo:margin-right="0.3118in" fo:margin-top="0in" fo:margin-bottom="0.1965in" loext:contextual-spacing="false" fo:text-align="start" style:justify-single-word="false" fo:text-indent="0in" style:auto-text-indent="false" fo:background-color="transparent"/>
      <style:text-properties fo:color="#d4d4d4" style:font-name="Droid Sans Mono" fo:font-size="14pt" fo:font-weight="normal" officeooo:rsid="00123431" officeooo:paragraph-rsid="00123431" fo:background-color="#1e1e1e" style:font-size-asian="14pt" style:font-size-complex="14pt"/>
    </style:style>
    <style:style style:name="P59" style:family="paragraph" style:parent-style-name="Standard" style:master-page-name="">
      <loext:graphic-properties draw:fill="none"/>
      <style:paragraph-properties fo:margin-left="0.3752in" fo:margin-right="0.3118in" fo:margin-top="0in" fo:margin-bottom="0.1965in" loext:contextual-spacing="false" fo:text-align="start" style:justify-single-word="false" fo:text-indent="0in" style:auto-text-indent="false" style:page-number="auto" fo:background-color="transparent"/>
      <style:text-properties fo:color="#d4d4d4" style:font-name="Droid Sans Mono" fo:font-size="15pt" fo:font-weight="normal" officeooo:rsid="00125d45" officeooo:paragraph-rsid="00125d45" fo:background-color="#1e1e1e" style:font-size-asian="15pt" style:font-size-complex="15pt"/>
    </style:style>
    <style:style style:name="T1" style:family="text">
      <style:text-properties officeooo:rsid="0005a339"/>
    </style:style>
    <style:style style:name="T2" style:family="text">
      <style:text-properties fo:color="#000000" style:font-name="Gargi"/>
    </style:style>
    <style:style style:name="T3" style:family="text">
      <style:text-properties fo:color="#000000" style:font-name="Gargi" officeooo:rsid="0009faeb"/>
    </style:style>
    <style:style style:name="T4" style:family="text">
      <style:text-properties fo:font-size="18pt" style:font-size-asian="18pt" style:font-name-complex="Yrsa Medium" style:font-size-complex="18pt"/>
    </style:style>
    <style:style style:name="T5" style:family="text">
      <style:text-properties fo:font-size="18pt" style:font-size-asian="15.75pt" style:font-name-complex="KacstQurn" style:font-size-complex="18pt"/>
    </style:style>
    <style:style style:name="T6" style:family="text">
      <style:text-properties fo:font-size="18pt" officeooo:rsid="001079b7" style:font-size-asian="15.75pt" style:font-name-complex="KacstQurn" style:font-size-complex="18pt"/>
    </style:style>
    <style:style style:name="T7" style:family="text">
      <style:text-properties officeooo:rsid="000b7110"/>
    </style:style>
    <style:style style:name="T8" style:family="text">
      <style:text-properties fo:color="#ff4000" style:font-name="Gargi" fo:font-size="20pt" fo:background-color="transparent" loext:char-shading-value="0" style:font-size-asian="20pt" style:font-size-complex="20pt"/>
    </style:style>
    <style:style style:name="T9" style:family="text">
      <style:text-properties fo:color="#4ec9b0"/>
    </style:style>
    <style:style style:name="T10" style:family="text">
      <style:text-properties fo:color="#4ec9b0" fo:font-size="18pt" style:font-size-asian="15.75pt" style:font-name-complex="KacstQurn" style:font-size-complex="18pt"/>
    </style:style>
    <style:style style:name="T11" style:family="text">
      <style:text-properties fo:color="#4ec9b0" fo:font-size="18pt" officeooo:rsid="001079b7" style:font-size-asian="15.75pt" style:font-name-complex="KacstQurn" style:font-size-complex="18pt"/>
    </style:style>
    <style:style style:name="T12" style:family="text">
      <style:text-properties fo:color="#4ec9b0" style:font-name-complex="KacstQurn"/>
    </style:style>
    <style:style style:name="T13" style:family="text">
      <style:text-properties fo:color="#4ec9b0" officeooo:rsid="001079b7" style:font-name-complex="KacstQurn"/>
    </style:style>
    <style:style style:name="T14" style:family="text">
      <style:text-properties fo:color="#4ec9b0" style:font-name="Droid Sans Mono" fo:font-size="18pt" fo:font-weight="normal" officeooo:rsid="001079b7" fo:background-color="#1e1e1e" loext:char-shading-value="0" style:font-size-asian="15.75pt" style:font-name-complex="KacstQurn" style:font-size-complex="18pt"/>
    </style:style>
    <style:style style:name="T15" style:family="text">
      <style:text-properties fo:color="#d4d4d4" style:font-name="Droid Sans Mono" fo:font-size="18pt" fo:font-weight="normal" officeooo:rsid="001079b7" fo:background-color="#1e1e1e" loext:char-shading-value="0" style:font-size-asian="15.75pt" style:font-name-complex="KacstQurn" style:font-size-complex="18pt"/>
    </style:style>
    <style:style style:name="T16" style:family="text">
      <style:text-properties fo:color="#dcdcaa"/>
    </style:style>
    <style:style style:name="T17" style:family="text">
      <style:text-properties fo:color="#dcdcaa" fo:font-size="18pt" style:font-size-asian="15.75pt" style:font-name-complex="KacstQurn" style:font-size-complex="18pt"/>
    </style:style>
    <style:style style:name="T18" style:family="text">
      <style:text-properties fo:color="#dcdcaa" fo:font-size="18pt" officeooo:rsid="001079b7" style:font-size-asian="15.75pt" style:font-name-complex="KacstQurn" style:font-size-complex="18pt"/>
    </style:style>
    <style:style style:name="T19" style:family="text">
      <style:text-properties fo:color="#dcdcaa" style:font-name-complex="KacstQurn"/>
    </style:style>
    <style:style style:name="T20" style:family="text">
      <style:text-properties fo:color="#dcdcaa" officeooo:rsid="001079b7" style:font-name-complex="KacstQurn"/>
    </style:style>
    <style:style style:name="T21" style:family="text">
      <style:text-properties fo:color="#dcdcaa" style:font-name="Droid Sans Mono" fo:font-size="18pt" fo:font-weight="normal" officeooo:rsid="001079b7" fo:background-color="#1e1e1e" loext:char-shading-value="0" style:font-size-asian="15.75pt" style:font-name-complex="KacstQurn" style:font-size-complex="18pt"/>
    </style:style>
    <style:style style:name="T22" style:family="text">
      <style:text-properties fo:color="#569cd6"/>
    </style:style>
    <style:style style:name="T23" style:family="text">
      <style:text-properties fo:color="#569cd6" fo:font-size="18pt" style:font-size-asian="15.75pt" style:font-name-complex="KacstQurn" style:font-size-complex="18pt"/>
    </style:style>
    <style:style style:name="T24" style:family="text">
      <style:text-properties fo:color="#569cd6" fo:font-size="18pt" officeooo:rsid="001079b7" style:font-size-asian="15.75pt" style:font-name-complex="KacstQurn" style:font-size-complex="18pt"/>
    </style:style>
    <style:style style:name="T25" style:family="text">
      <style:text-properties fo:color="#569cd6" style:font-name-complex="KacstQurn"/>
    </style:style>
    <style:style style:name="T26" style:family="text">
      <style:text-properties fo:color="#569cd6" officeooo:rsid="001079b7" style:font-name-complex="KacstQurn"/>
    </style:style>
    <style:style style:name="T27" style:family="text">
      <style:text-properties fo:color="#569cd6" style:font-name="Droid Sans Mono" fo:font-size="18pt" fo:font-weight="normal" officeooo:rsid="001079b7" fo:background-color="#1e1e1e" loext:char-shading-value="0" style:font-size-asian="15.75pt" style:font-name-complex="KacstQurn" style:font-size-complex="18pt"/>
    </style:style>
    <style:style style:name="T28" style:family="text">
      <style:text-properties fo:color="#9cdcfe"/>
    </style:style>
    <style:style style:name="T29" style:family="text">
      <style:text-properties fo:color="#9cdcfe" fo:font-size="18pt" style:font-size-asian="15.75pt" style:font-name-complex="KacstQurn" style:font-size-complex="18pt"/>
    </style:style>
    <style:style style:name="T30" style:family="text">
      <style:text-properties fo:color="#9cdcfe" fo:font-size="18pt" officeooo:rsid="001079b7" style:font-size-asian="15.75pt" style:font-name-complex="KacstQurn" style:font-size-complex="18pt"/>
    </style:style>
    <style:style style:name="T31" style:family="text">
      <style:text-properties fo:color="#9cdcfe" style:font-name-complex="KacstQurn"/>
    </style:style>
    <style:style style:name="T32" style:family="text">
      <style:text-properties fo:color="#9cdcfe" officeooo:rsid="001079b7" style:font-name-complex="KacstQurn"/>
    </style:style>
    <style:style style:name="T33" style:family="text">
      <style:text-properties fo:color="#9cdcfe" style:font-name="Droid Sans Mono" fo:font-size="18pt" fo:font-weight="normal" officeooo:rsid="001079b7" fo:background-color="#1e1e1e" loext:char-shading-value="0" style:font-size-asian="15.75pt" style:font-name-complex="KacstQurn" style:font-size-complex="18pt"/>
    </style:style>
    <style:style style:name="T34" style:family="text">
      <style:text-properties officeooo:rsid="000f04cd"/>
    </style:style>
    <style:style style:name="T35" style:family="text">
      <style:text-properties style:font-name-complex="KacstQurn"/>
    </style:style>
    <style:style style:name="T36" style:family="text">
      <style:text-properties officeooo:rsid="001079b7" style:font-name-complex="KacstQurn"/>
    </style:style>
    <style:style style:name="T37" style:family="text">
      <style:text-properties officeooo:rsid="0013d4c7" style:font-name-complex="KacstQurn"/>
    </style:style>
    <style:style style:name="T38" style:family="text">
      <style:text-properties officeooo:rsid="00150c26" style:font-name-complex="KacstQurn"/>
    </style:style>
    <style:style style:name="T39" style:family="text">
      <style:text-properties officeooo:rsid="0016b347" style:font-name-complex="KacstQurn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بسم ال<text:span text:style-name="T1">لّٰه</text:span> الر<text:span text:style-name="T1">ّ</text:span>حمن الر<text:span text:style-name="T1">ّ</text:span>حیم</text:p>
      <text:p text:style-name="P3"/>
      <text:p text:style-name="P1">تمرین اول</text:p>
      <text:p text:style-name="P4">درس برنامه سازی پیشرفته</text:p>
      <text:p text:style-name="P6">استاد درس : مهندس نرگس السادات بطحائیان</text:p>
      <text:p text:style-name="P5">حسین لسان ۹۹۱۲۳۵۸۰۳۴</text:p>
      <text:p text:style-name="P11"/>
      <text:p text:style-name="P7"/>
      <text:p text:style-name="P11"/>
      <text:p text:style-name="P41">مقدمه</text:p>
      <text:p text:style-name="P43"><text:span text:style-name="T4"/></text:p>
      <text:p text:style-name="P44"><text:span text:style-name="T2">در این تمرین قصد داریم به کمک یک برنامه خط فرمانی با استفاده از اشاره گر ها به مدیریت انواع ماتریس رشته ای و عددی بپردازیم </text:span><text:span text:style-name="T3">و </text:span><text:span text:style-name="T2">آن هارا ایجاد کنیم </text:span><text:span text:style-name="T3">وضعیت آنها را برسی کنیم آن هارا تغیرر داده و یا به کلی حذف کنیم</text:span></text:p>
      <text:p text:style-name="P13"><text:span text:style-name="T3"/></text:p>
      <text:p text:style-name="P13"><text:span text:style-name="T3"/></text:p>
      <text:p text:style-name="P13"><text:span text:style-name="T3"/></text:p>
      <text:p text:style-name="P14"><text:soft-page-break/><text:span text:style-name="T8">شرح</text:span><text:span text:style-name="T2"> </text:span></text:p>
      <text:p text:style-name="P11"/>
      <text:p text:style-name="P15">این برنامه از اجزا <text:s/>و توابعی تشکیل شده که هر کدام وظیفه خاص خود را دارند <text:span text:style-name="T7">و با استفاده از یک جدا کننده رشته دستورات تشخیص داده می شوند </text:span></text:p>
      <text:p text:style-name="P16"><text:span text:style-name="T7"><text:s/>ابتدای کار یک آرایه با طول ۱۰۰ از جنس ماتریس ایجاد می شود تا بتوانیم در ادامه برنامه در آن تغییرات ایجاد کنیم</text:span></text:p>
      <text:p text:style-name="P16"/>
      <text:p text:style-name="P17"/>
      <text:p text:style-name="P21">توابع</text:p>
      <text:p text:style-name="P21"/>
      <text:p text:style-name="P45"><text:span text:style-name="T9">vector</text:span>&lt;<text:span text:style-name="T9">string</text:span>&gt; <text:span text:style-name="T16">getCommand</text:span>(<text:span text:style-name="T9">vector</text:span>&lt;<text:span text:style-name="T9">string</text:span>&gt;<text:span text:style-name="T22">&amp;</text:span><text:span text:style-name="T28">str</text:span>);</text:p>
      <text:p text:style-name="P22"/>
      <text:p text:style-name="P23">این تابع مسئول دریافت دستور از کاربر <text:s/>است و با استفاده از تابع دیگر رشته ورودی را نسبت به یک جدا کننده تجزیه می کند و آن را در یک وکتور ذخیره میکند </text:p>
      <text:p text:style-name="P46"><text:span text:style-name="T9"/></text:p>
      <text:p text:style-name="P46"><text:span text:style-name="T9"/></text:p>
      <text:p text:style-name="P46"><text:span text:style-name="T9"/></text:p>
      <text:p text:style-name="P46"><text:soft-page-break/><text:span text:style-name="T9"/></text:p>
      <text:p text:style-name="P46"><text:span text:style-name="T9">Matrix</text:span> <text:span text:style-name="T16">addMatrix</text:span>(<text:span text:style-name="T9">vector</text:span>&lt;<text:span text:style-name="T9">string</text:span> &gt;<text:span text:style-name="T28">str</text:span>,<text:span text:style-name="T9">Matrix</text:span> <text:span text:style-name="T22">&amp;</text:span><text:span text:style-name="T28">mat</text:span>);</text:p>
      <text:p text:style-name="P52"/>
      <text:p text:style-name="P18">این تابع یک تابع بازگشتی است که با توجه به اندازه وکتور ورودی خودش را فراخوانی می کند <text:span text:style-name="T34">وخروجی آن یک ماتریس است <text:s/></text:span></text:p>
      <text:p text:style-name="P19">وظیفه این تابع ایجاد یک ماتریس جدید است</text:p>
      <text:p text:style-name="P19"/>
      <text:p text:style-name="P19"/>
      <text:p text:style-name="P47"><text:span text:style-name="T9">Matrix</text:span> <text:span text:style-name="T16">getMatrix</text:span>(<text:span text:style-name="T9">vector</text:span>&lt;<text:span text:style-name="T9">string</text:span> &gt;<text:span text:style-name="T28">str</text:span>,<text:span text:style-name="T9">Matrix</text:span> <text:span text:style-name="T22">&amp;</text:span><text:span text:style-name="T28">mat1</text:span>);</text:p>
      <text:p text:style-name="P19">در آخرین مرحله فراخوانی تابع قبل در صورتی که پارامتر ها داخل براکت باشند این تابع فراخوانی می شود و ایجاد ماتریس و مقدار دهی نهایی آن در تابع انجام می شود</text:p>
      <text:p text:style-name="P19"/>
      <text:p text:style-name="P19"/>
      <text:p text:style-name="P47"><text:span text:style-name="T22">void</text:span> <text:span text:style-name="T16">getMatrixSize</text:span>(<text:span text:style-name="T9">string</text:span> <text:span text:style-name="T28">str1</text:span>,<text:span text:style-name="T9">string</text:span> <text:span text:style-name="T28">str2</text:span>,<text:span text:style-name="T22">int</text:span> <text:span text:style-name="T22">*</text:span><text:span text:style-name="T28">size</text:span>);</text:p>
      <text:p text:style-name="P20"/>
      <text:p text:style-name="P10"><text:span text:style-name="T6"><text:s/>دو رشته و یک آرایه عددی به عنوان پارامتر قبول میکند رشته اول تعداد سطر های متاریس است و اگر رشته دوم دارای مقدار عددی باشد به عنوان </text:span><text:soft-page-break/><text:span text:style-name="T6">تعداد سطون های ماتریس به عدد تبدیل می شود در غیر این صورت تعداد سطر و سطون های ماتریس برابر مقدار عددی رشته اول خواهند بود</text:span></text:p>
      <text:p text:style-name="P10"><text:span text:style-name="T6"/></text:p>
      <text:p text:style-name="P10"><text:span text:style-name="T6"/></text:p>
      <text:p text:style-name="P49"><text:span text:style-name="T9">vector</text:span>&lt;<text:span text:style-name="T9">string</text:span>&gt; <text:span text:style-name="T16">brain</text:span>(<text:span text:style-name="T9">string</text:span> <text:span text:style-name="T28">str</text:span>, <text:span text:style-name="T9">vector</text:span>&lt;<text:span text:style-name="T9">string</text:span> &gt; <text:span text:style-name="T22">&amp;</text:span><text:span text:style-name="T28">d</text:span>,<text:span text:style-name="T22">char</text:span> <text:span text:style-name="T28">delim</text:span>)</text:p>
      <text:p text:style-name="P48"/>
      <text:p text:style-name="P26"/>
      <text:p text:style-name="P10"><text:span text:style-name="T6"><text:s/>وظیفه این تابع جدا کردن یک رشته بر اساس یک کاراکتر جدا کننده و مقادیر جدا شده را <text:s/>به صورت رفرنس داخل یک وکتور قرار می دهد</text:span></text:p>
      <text:p text:style-name="P10"><text:span text:style-name="T6"/></text:p>
      <text:p text:style-name="P49"><text:span text:style-name="T26">void</text:span><text:span text:style-name="T36"> </text:span><text:span text:style-name="T20">help</text:span><text:span text:style-name="T36">();</text:span></text:p>
      <text:p text:style-name="P10"><text:span text:style-name="T6">راهنمای استفاده از برنامه</text:span></text:p>
      <text:p text:style-name="P10"><text:span text:style-name="T6"/></text:p>
      <text:p text:style-name="P10"><text:span text:style-name="T6"/></text:p>
      <text:p text:style-name="P51"><text:span text:style-name="T24">int</text:span><text:span text:style-name="T6"> </text:span><text:span text:style-name="T18">isDiagonal</text:span><text:span text:style-name="T6">(</text:span><text:span text:style-name="T11">Matrix</text:span><text:span text:style-name="T6"> </text:span><text:span text:style-name="T24">*</text:span><text:span text:style-name="T6"> </text:span><text:span text:style-name="T30">mat</text:span><text:span text:style-name="T6"> , </text:span><text:span text:style-name="T11">string</text:span><text:span text:style-name="T6"> </text:span><text:span text:style-name="T30">str</text:span><text:span text:style-name="T6">);</text:span></text:p>
      <text:p text:style-name="P10"><text:span text:style-name="T6"/></text:p>
      <text:p text:style-name="P27"><text:span text:style-name="T6">چ</text:span><text:span text:style-name="T5">ک میکند آیا ماتریس قطری است یا نه</text:span></text:p>
      <text:p text:style-name="P28"><text:span text:style-name="T5"/></text:p>
      <text:p text:style-name="P53"><text:soft-page-break/><text:span text:style-name="T23">void</text:span><text:span text:style-name="T5"> </text:span><text:span text:style-name="T17">isIdentify</text:span><text:span text:style-name="T5">(</text:span><text:span text:style-name="T10">Matrix</text:span><text:span text:style-name="T5"> </text:span><text:span text:style-name="T23">*</text:span><text:span text:style-name="T5"> </text:span><text:span text:style-name="T29">mat</text:span><text:span text:style-name="T5">,</text:span><text:span text:style-name="T10">string</text:span><text:span text:style-name="T5"> </text:span><text:span text:style-name="T29">str</text:span><text:span text:style-name="T5">);</text:span></text:p>
      <text:p text:style-name="P30"><text:span text:style-name="T35">چک میکند آیا ماتریس همانی است یا نه</text:span></text:p>
      <text:p text:style-name="P30"><text:span text:style-name="T35"/></text:p>
      <text:p text:style-name="P30"><text:span text:style-name="T35"/></text:p>
      <text:p text:style-name="P54"><text:span text:style-name="T25">bool</text:span><text:span text:style-name="T35"> </text:span><text:span text:style-name="T19">triangular</text:span><text:span text:style-name="T35">(</text:span><text:span text:style-name="T12">Matrix</text:span><text:span text:style-name="T35"> </text:span><text:span text:style-name="T25">*</text:span><text:span text:style-name="T35"> </text:span><text:span text:style-name="T31">mat</text:span><text:span text:style-name="T35"> , </text:span><text:span text:style-name="T12">string</text:span><text:span text:style-name="T35"> </text:span><text:span text:style-name="T31">str</text:span><text:span text:style-name="T35"> , </text:span><text:span text:style-name="T25">int</text:span><text:span text:style-name="T35"> </text:span><text:span text:style-name="T31">i</text:span><text:span text:style-name="T35">);</text:span></text:p>
      <text:p text:style-name="P29"><text:span text:style-name="T35"/></text:p>
      <text:p text:style-name="P31"><text:span text:style-name="T35">چک میکند ماتریس بالا مثلثی است یا <text:s/>پایین مثلثی</text:span></text:p>
      <text:p text:style-name="P31"><text:span text:style-name="T35"/></text:p>
      <text:p text:style-name="P55"><text:span text:style-name="T25">void</text:span><text:span text:style-name="T35"> </text:span><text:span text:style-name="T19">edit</text:span><text:span text:style-name="T35">(</text:span><text:span text:style-name="T12">Matrix</text:span><text:span text:style-name="T35"> </text:span><text:span text:style-name="T25">*</text:span><text:span text:style-name="T31">mat</text:span><text:span text:style-name="T35">,</text:span><text:span text:style-name="T12">vector</text:span><text:span text:style-name="T35">&lt;</text:span><text:span text:style-name="T12">string</text:span><text:span text:style-name="T35">&gt;</text:span><text:span text:style-name="T31">str</text:span><text:span text:style-name="T35"> );</text:span></text:p>
      <text:p text:style-name="P31"><text:span text:style-name="T35"/></text:p>
      <text:p text:style-name="P31"><text:span text:style-name="T35">ویرایش ماتریس به عهده این تابع است</text:span></text:p>
      <text:p text:style-name="P31"><text:span text:style-name="T35"/></text:p>
      <text:p text:style-name="P31"><text:span text:style-name="T35"/></text:p>
      <text:p text:style-name="P55"><text:span text:style-name="T25">void</text:span><text:span text:style-name="T35"> </text:span><text:span text:style-name="T19">triangular</text:span><text:span text:style-name="T35">(</text:span><text:span text:style-name="T12">Matrix</text:span><text:span text:style-name="T35"> </text:span><text:span text:style-name="T25">*</text:span><text:span text:style-name="T35"> </text:span><text:span text:style-name="T31">mat</text:span><text:span text:style-name="T35"> , </text:span><text:span text:style-name="T12">string</text:span><text:span text:style-name="T35"> </text:span><text:span text:style-name="T31">str</text:span><text:span text:style-name="T35">);</text:span></text:p>
      <text:p text:style-name="P32"><text:span text:style-name="T35"/></text:p>
      <text:p text:style-name="P31"><text:span text:style-name="T35">چک میکند ماتریس مثلثی است یا نه</text:span></text:p>
      <text:p text:style-name="P24"><text:span text:style-name="T35"/></text:p>
      <text:p text:style-name="P25"><text:span text:style-name="T35"/></text:p>
      <text:p text:style-name="P39"><text:soft-page-break/><text:span text:style-name="T6"><text:s/></text:span><text:span text:style-name="T27">void</text:span><text:span text:style-name="T15"> </text:span><text:span text:style-name="T21">show</text:span><text:span text:style-name="T15">(</text:span><text:span text:style-name="T14">Matrix</text:span><text:span text:style-name="T15"> </text:span><text:span text:style-name="T33">mat</text:span><text:span text:style-name="T15">);</text:span></text:p>
      <text:p text:style-name="P42"><text:span text:style-name="T22">void</text:span> <text:span text:style-name="T16">showAll</text:span>(<text:span text:style-name="T9">Matrix</text:span> <text:span text:style-name="T22">*</text:span><text:span text:style-name="T28">mat</text:span> , <text:span text:style-name="T9">vector</text:span>&lt;<text:span text:style-name="T9">string</text:span> &gt;<text:span text:style-name="T22">&amp;</text:span><text:span text:style-name="T28">str</text:span>);</text:p>
      <text:p text:style-name="P33"><text:span text:style-name="T6">ا</text:span><text:span text:style-name="T5">ین توابع با توجه به اندازه وکتور یک یا همه ماتریس هارا نمایش میدهند</text:span></text:p>
      <text:p text:style-name="P33"><text:span text:style-name="T5"/></text:p>
      <text:p text:style-name="P56"><text:span text:style-name="T26">bool</text:span><text:span text:style-name="T36"> </text:span><text:span text:style-name="T20">isSymmetic</text:span><text:span text:style-name="T36">(</text:span><text:span text:style-name="T13">Matrix</text:span><text:span text:style-name="T36"> </text:span><text:span text:style-name="T32">mat</text:span><text:span text:style-name="T36">, </text:span><text:span text:style-name="T13">T</text:span><text:span text:style-name="T26">**</text:span><text:span text:style-name="T36"> </text:span><text:span text:style-name="T32">a</text:span><text:span text:style-name="T36"> );</text:span></text:p>
      <text:p text:style-name="P34"><text:span text:style-name="T36">چ</text:span><text:span text:style-name="T35">ک میکند ماتریس متقارن است یا نه</text:span></text:p>
      <text:p text:style-name="P57"><text:span text:style-name="T25">void</text:span><text:span text:style-name="T35"> </text:span><text:span text:style-name="T19">symmetric</text:span><text:span text:style-name="T35">(</text:span><text:span text:style-name="T12">Matrix</text:span><text:span text:style-name="T35"> </text:span><text:span text:style-name="T25">*</text:span><text:span text:style-name="T35"> </text:span><text:span text:style-name="T31">mat</text:span><text:span text:style-name="T35"> , </text:span><text:span text:style-name="T12">string</text:span><text:span text:style-name="T35"> </text:span><text:span text:style-name="T31">name</text:span><text:span text:style-name="T35">);</text:span></text:p>
      <text:p text:style-name="P34"><text:span text:style-name="T35">نام ماتریس را گرفته و برای تشخیص متقارن بودن تابع بالا را فراخوانی میکند</text:span></text:p>
      <text:p text:style-name="P57"><text:span text:style-name="T25">void</text:span><text:span text:style-name="T35"> </text:span><text:span text:style-name="T19">deletend</text:span><text:span text:style-name="T35">(</text:span><text:span text:style-name="T12">Matrix</text:span><text:span text:style-name="T35"> </text:span><text:span text:style-name="T25">*</text:span><text:span text:style-name="T31">mat</text:span><text:span text:style-name="T35">,</text:span><text:span text:style-name="T25">int</text:span><text:span text:style-name="T35"> </text:span><text:span text:style-name="T31">j</text:span><text:span text:style-name="T35">);</text:span></text:p>
      <text:p text:style-name="P34"><text:span text:style-name="T35">آخرین ماتریس آرایه را حذف میکند</text:span></text:p>
      <text:p text:style-name="P34"><text:span text:style-name="T35"/></text:p>
      <text:p text:style-name="P57"><text:span text:style-name="T25">void</text:span><text:span text:style-name="T35"> </text:span><text:span text:style-name="T19">shift</text:span><text:span text:style-name="T35">(</text:span><text:span text:style-name="T12">Matrix</text:span><text:span text:style-name="T35"> </text:span><text:span text:style-name="T25">*</text:span><text:span text:style-name="T31">mat</text:span><text:span text:style-name="T35">, </text:span><text:span text:style-name="T12">T</text:span><text:span text:style-name="T35"> </text:span><text:span text:style-name="T25">&amp;</text:span><text:span text:style-name="T31">a</text:span><text:span text:style-name="T35"> ,</text:span><text:span text:style-name="T25">int</text:span><text:span text:style-name="T35"> </text:span><text:span text:style-name="T31">j</text:span><text:span text:style-name="T35">);</text:span></text:p>
      <text:p text:style-name="P35"><text:span text:style-name="T35"/></text:p>
      <text:p text:style-name="P34"><text:span text:style-name="T35">عناصر ماتریس را یکی به عقب می برد</text:span></text:p>
      <text:p text:style-name="P57"><text:span text:style-name="T25">void</text:span><text:span text:style-name="T35"> </text:span><text:span text:style-name="T19">deletmatrix</text:span><text:span text:style-name="T35">(</text:span><text:span text:style-name="T12">Matrix</text:span><text:span text:style-name="T35"> </text:span><text:span text:style-name="T25">*</text:span><text:span text:style-name="T35"> </text:span><text:span text:style-name="T31">mat</text:span><text:span text:style-name="T35"> ,</text:span><text:span text:style-name="T12">string</text:span><text:span text:style-name="T35"> </text:span><text:span text:style-name="T31">name</text:span><text:span text:style-name="T35">);</text:span></text:p>
      <text:p text:style-name="P34"><text:span text:style-name="T35">یک نام را جستجو میکند و در صورت یافتن ماتریس با این نام توابع بالا را برای حذف ماتریس فراخوانی میکند</text:span></text:p>
      <text:p text:style-name="P34"><text:span text:style-name="T35"/></text:p>
      <text:p text:style-name="P34"><text:soft-page-break/><text:span text:style-name="T35"/></text:p>
      <text:p text:style-name="P58"><text:span text:style-name="T25">void</text:span><text:span text:style-name="T35"> </text:span><text:span text:style-name="T19">invers</text:span><text:span text:style-name="T35">(</text:span><text:span text:style-name="T12">T</text:span><text:span text:style-name="T25">**</text:span><text:span text:style-name="T35"> </text:span><text:span text:style-name="T31">s</text:span><text:span text:style-name="T35"> ,</text:span><text:span text:style-name="T12">Matrix</text:span><text:span text:style-name="T35"> </text:span><text:span text:style-name="T25">&amp;</text:span><text:span text:style-name="T31">mat</text:span><text:span text:style-name="T35">);</text:span></text:p>
      <text:p text:style-name="P8"><text:span text:style-name="T35">یک ماتریس را معکوس میکند</text:span></text:p>
      <text:p text:style-name="P8"><text:span text:style-name="T35"/></text:p>
      <text:p text:style-name="P59"><text:span text:style-name="T25">void</text:span><text:span text:style-name="T35"> </text:span><text:span text:style-name="T19">inversing</text:span><text:span text:style-name="T35">(</text:span><text:span text:style-name="T12">Matrix</text:span><text:span text:style-name="T35"> </text:span><text:span text:style-name="T25">*</text:span><text:span text:style-name="T35"> </text:span><text:span text:style-name="T31">mat</text:span><text:span text:style-name="T35">,</text:span><text:span text:style-name="T12">vector</text:span><text:span text:style-name="T35">&lt;</text:span><text:span text:style-name="T12">string</text:span><text:span text:style-name="T35"> &gt;</text:span><text:span text:style-name="T31">name</text:span><text:span text:style-name="T35">,</text:span><text:span text:style-name="T25">int</text:span><text:span text:style-name="T35"> </text:span><text:span text:style-name="T25">&amp;</text:span><text:span text:style-name="T35"> </text:span><text:span text:style-name="T31">size</text:span><text:span text:style-name="T35">);</text:span></text:p>
      <text:p text:style-name="P36"><text:span text:style-name="T35">با توجه به اندازه وکتور </text:span><text:span text:style-name="T37">یا یک ماتریس جدید ایجاد میکند و آنرا </text:span><text:span text:style-name="T38">نسبت به ماتریس داده شده </text:span><text:span text:style-name="T37">معکوس میکند یا </text:span><text:span text:style-name="T38">همان ماتریس را معکوس می کند</text:span><text:span text:style-name="T37"> </text:span></text:p>
      <text:p text:style-name="P36"><text:span text:style-name="T37"/></text:p>
      <text:p text:style-name="P9"><text:span text:style-name="T37"/></text:p>
      <text:p text:style-name="P9"><text:span text:style-name="T35">:پیش فرض ها</text:span></text:p>
      <text:p text:style-name="P40"><text:span text:style-name="T35">رشته هایی که به عنوان مقادیر ماتریس هستند تمام آنها باید حرو</text:span><text:span text:style-name="T39">ف</text:span><text:span text:style-name="T35"> و یا حروف همراه اعداد باشند </text:span></text:p>
      <text:p text:style-name="P40"><text:span text:style-name="T35">چنانچه یک عنصر از ماتریس رشته ای تماما عدد باشد و باقی عناصر رشته باشند مقادیر غلط در ماتریس قرار میگیرد</text:span></text:p>
      <text:p text:style-name="P12">ملاک مثلاثی بودن ماتریس zero <text:s/>در ماتریس های رشته ای عبارت <text:s/>است </text:p>
      <text:p text:style-name="P38"><text:span text:style-name="T37">ا</text:span><text:span text:style-name="T35">ولین عنصر هر ماتریس نوع ماتریس را مشخص میکند</text:span></text:p>
      <text:p text:style-name="P38"><text:span text:style-name="T35"/></text:p>
      <text:p text:style-name="P38"><text:soft-page-break/><text:span text:style-name="T35"/></text:p>
      <text:p text:style-name="P38"><text:span text:style-name="T35"/></text:p>
      <text:p text:style-name="P38"><text:span text:style-name="T37">پ</text:span><text:span text:style-name="T35">اییز ۱۴۰۰</text:span></text:p>
      <text:p text:style-name="P37"><text:span text:style-name="T37">...پ</text:span><text:span text:style-name="T35">ایان</text:span></text:p>
      <text:p text:style-name="P36"><text:span text:style-name="T37"/></text:p>
      <text:p text:style-name="P36"><text:span text:style-name="T37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Ani" svg:font-family="Ani" style:font-pitch="variable"/>
    <style:font-face style:name="AnjaliOldLipi" svg:font-family="AnjaliOldLipi" style:font-pitch="variable"/>
    <style:font-face style:name="Gargi" svg:font-family="Gargi" style:font-pitch="variable"/>
    <style:font-face style:name="KacstOne" svg:font-family="KacstOne" style:font-pitch="variable"/>
    <style:font-face style:name="KacstPen" svg:font-family="KacstPen" style:font-pitch="variable"/>
    <style:font-face style:name="KacstQurn" svg:font-family="KacstQurn" style:font-pitch="variable"/>
    <style:font-face style:name="Kinnari" svg:font-family="Kinnari" style:font-pitch="variable"/>
    <style:font-face style:name="Padauk" svg:font-family="Padauk" style:font-pitch="variable"/>
    <style:font-face style:name="Yrsa Medium" svg:font-family="'Yrsa Medium'" style:font-pitch="variable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Noto Serif CJK SC1" svg:font-family="'Noto Serif CJK SC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54in" fo:border="0.06pt double #1c1c1c" style:border-line-width="0.0209in 0.0016in 0.0102in" fo:padding="0in" style:shadow="none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4T14:17:56.543092804</meta:creation-date>
    <dc:date>2021-11-04T18:32:21.531124516</dc:date>
    <meta:editing-duration>PT2M55S</meta:editing-duration>
    <meta:editing-cycles>1</meta:editing-cycles>
    <meta:document-statistic meta:table-count="0" meta:image-count="0" meta:object-count="0" meta:page-count="8" meta:paragraph-count="58" meta:word-count="617" meta:character-count="3280" meta:non-whitespace-character-count="2703"/>
    <meta:generator>LibreOffice/6.4.7.2$Linux_X86_64 LibreOffice_project/40$Build-2</meta:generator>
  </office:meta>
</office:document-meta>
</file>